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3366" draw:textarea-horizontal-align="justify" draw:textarea-vertical-align="middle" draw:auto-grow-height="false" fo:min-height="1.35cm" fo:min-width="28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003366" draw:textarea-horizontal-align="justify" draw:textarea-vertical-align="middle" draw:auto-grow-height="false" fo:min-height="0.75cm" fo:min-width="28.9cm"/>
    </style:style>
    <style:style style:name="gr4" style:family="graphic" style:parent-style-name="standard">
      <style:graphic-properties draw:stroke="none" draw:fill-color="#003366" draw:textarea-horizontal-align="justify" draw:textarea-vertical-align="middle" draw:auto-grow-height="false" fo:min-height="0.55cm" fo:min-width="28.9cm"/>
    </style:style>
    <style:style style:name="gr5" style:family="graphic" style:parent-style-name="standard">
      <style:graphic-properties draw:stroke="solid" svg:stroke-color="#000000" draw:fill-color="#99ccff" draw:opacity="31%" draw:textarea-horizontal-align="justify" draw:textarea-vertical-align="middle" draw:auto-grow-height="false" fo:min-height="1.75cm" fo:min-width="4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solid" svg:stroke-color="#000000" draw:fill-color="#99ccff" draw:opacity="32%" draw:textarea-horizontal-align="justify" draw:textarea-vertical-align="middle" draw:auto-grow-height="false" fo:min-height="1.95cm" fo:min-width="5.2cm"/>
    </style:style>
    <style:style style:name="gr10" style:family="graphic" style:parent-style-name="objectwithoutfill">
      <style:graphic-properties svg:stroke-color="#999999" draw:marker-end="Arrow" draw:marker-end-width="0.3cm" draw:fill="none" draw:opacity="100%" draw:textarea-vertical-align="middle"/>
    </style:style>
    <style:style style:name="gr11" style:family="graphic" style:parent-style-name="standard">
      <style:graphic-properties draw:stroke="solid" svg:stroke-color="#999999" draw:fill-color="#eeeeee" draw:opacity="100%" draw:textarea-horizontal-align="justify" draw:textarea-vertical-align="middle" draw:auto-grow-height="false" fo:min-height="1.283cm" fo:min-width="3.199cm"/>
    </style:style>
    <style:style style:name="gr12" style:family="graphic" style:parent-style-name="standard">
      <style:graphic-properties draw:stroke="solid" svg:stroke-color="#cccccc" draw:fill-color="#eeeeee" draw:textarea-horizontal-align="justify" draw:textarea-vertical-align="middle" draw:auto-grow-height="false" fo:min-height="1.283cm" fo:min-width="3.199cm"/>
    </style:style>
    <style:style style:name="gr13" style:family="graphic" style:parent-style-name="objectwithoutfill">
      <style:graphic-properties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color="#cccccc" draw:fill="none" draw:opacity="100%" draw:textarea-vertical-align="middle"/>
    </style:style>
    <style:style style:name="gr15" style:family="graphic" style:parent-style-name="standard">
      <style:graphic-properties draw:stroke="solid" svg:stroke-color="#000000" draw:fill-color="#99ccff" draw:opacity="44%" draw:textarea-horizontal-align="justify" draw:textarea-vertical-align="middle" draw:auto-grow-height="false" fo:min-height="1.95cm" fo:min-width="5.2cm"/>
    </style:style>
    <style:style style:name="gr16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Ubuntu" fo:font-size="28pt" style:font-size-asian="28pt" style:font-size-complex="28pt"/>
    </style:style>
    <style:style style:name="P6" style:family="paragraph">
      <loext:graphic-properties draw:fill-color="#003366"/>
      <style:paragraph-properties fo:text-align="start"/>
      <style:text-properties fo:color="#ffffff"/>
    </style:style>
    <style:style style:name="P7" style:family="paragraph">
      <loext:graphic-properties draw:fill-color="#99ccff" draw:opacity="31%"/>
      <style:paragraph-properties fo:text-align="center"/>
      <style:text-properties style:font-name="Gentiu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ccff" draw:opacity="32%"/>
      <style:paragraph-properties fo:text-align="center"/>
      <style:text-properties style:font-name="Gentium" fo:font-size="24pt" style:font-size-asian="24pt" style:font-size-complex="24pt"/>
    </style:style>
    <style:style style:name="P10" style:family="paragraph">
      <loext:graphic-properties draw:fill="none" draw:opacity="100%"/>
      <style:paragraph-properties fo:text-align="center"/>
      <style:text-properties fo:color="#b2b2b2" fo:font-size="14pt"/>
    </style:style>
    <style:style style:name="P11" style:family="paragraph">
      <loext:graphic-properties draw:fill-color="#eeeeee" draw:opacity="100%"/>
      <style:paragraph-properties fo:text-align="center"/>
      <style:text-properties fo:color="#b2b2b2" style:font-name="Gentium" fo:font-size="14pt"/>
    </style:style>
    <style:style style:name="P12" style:family="paragraph">
      <loext:graphic-properties draw:fill-color="#eeeeee"/>
      <style:paragraph-properties fo:text-align="center"/>
      <style:text-properties fo:color="#b2b2b2" style:font-name="Gentium" fo:font-size="14pt"/>
    </style:style>
    <style:style style:name="P13" style:family="paragraph">
      <loext:graphic-properties draw:fill="none"/>
      <style:paragraph-properties fo:text-align="center"/>
      <style:text-properties fo:color="#b2b2b2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text-properties style:font-name="Ubuntu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center"/>
      <style:text-properties style:font-name="Ubuntu" fo:font-weight="bold" style:font-weight-asian="bold" style:font-weight-complex="bold"/>
    </style:style>
    <style:style style:name="P18" style:family="paragraph">
      <loext:graphic-properties draw:fill-color="#99ccff" draw:opacity="44%"/>
      <style:paragraph-properties fo:text-align="center"/>
      <style:text-properties style:font-name="Gentium" fo:font-size="24pt" style:font-size-asian="24pt" style:font-size-complex="24pt"/>
    </style:style>
    <style:style style:name="P19" style:family="paragraph">
      <style:paragraph-properties fo:text-align="start"/>
      <style:text-properties style:font-name="Ubuntu" fo:font-weight="bold" style:font-weight-asian="bold" style:font-weight-complex="bold"/>
    </style:style>
    <style:style style:name="P20" style:family="paragraph">
      <style:paragraph-properties fo:text-align="start"/>
      <style:text-properties style:font-name="Ubuntu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99ccff"/>
      <style:paragraph-properties fo:text-align="center"/>
      <style:text-properties fo:text-transform="uppercase"/>
    </style:style>
    <style:style style:name="P22" style:family="paragraph">
      <loext:graphic-properties draw:fill="none" draw:fill-color="#ffffff"/>
      <style:paragraph-properties fo:text-align="center"/>
      <style:text-properties fo:text-transform="uppercase"/>
    </style:style>
    <style:style style:name="P23" style:family="paragraph">
      <loext:graphic-properties draw:fill="none" draw:fill-color="#ffffff"/>
      <style:paragraph-properties fo:text-align="start"/>
      <style:text-properties fo:text-transform="uppercase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Ubuntu" fo:font-size="28pt" style:font-size-asian="28pt" style:font-size-complex="28pt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ffffff"/>
    </style:style>
    <style:style style:name="T7" style:family="text">
      <style:text-properties style:font-name="Gentium"/>
    </style:style>
    <style:style style:name="T8" style:family="text">
      <style:text-properties style:font-name="Gentium" fo:font-size="24pt" style:font-size-asian="24pt" style:font-size-complex="24pt"/>
    </style:style>
    <style:style style:name="T9" style:family="text">
      <style:text-properties fo:color="#b2b2b2" style:font-name="Gentium" fo:font-size="14pt"/>
    </style:style>
    <style:style style:name="T10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text-transform="uppercase"/>
    </style:style>
    <style:style style:name="T16" style:family="text">
      <style:text-properties fo:font-variant="normal" fo:text-transform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801cm" svg:y="5cm" presentation:class="subtitle" presentation:user-transformed="true">
          <draw:text-box>
            <text:p>Skica dispozicije doktorske naloge 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Jana Obšteter</text:span></text:p>
            <text:p text:style-name="P1"><text:span text:style-name="T2">Predstavitev pri predmetu: Metodologija ekonomskih in družboslovnih znanosti v bioznanostih</text:span></text:p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4.493cm" svg:x="1.4cm" svg:y="2.6cm" presentation:class="outline" presentation:user-transformed="true">
          <draw:text-box>
            <text:list text:style-name="L2">
              <text:list-header>
                <text:p><text:span text:style-name="T3">PODROČJE RAZISKAVE: </text:span><text:span text:style-name="T4">znanost o živalih / selekcija / genomska selekcija v govedoreji</text:span></text:p>
                <text:p><text:span text:style-name="T3"/></text:p>
                <text:p><text:span text:style-name="T3">DELOVNI NASLOV: </text:span></text:p>
                <text:p text:style-name="P4"><text:span text:style-name="T5">Razvoj orodij za učinkovito pridobitev in rabo genomske informacije in razpoložljivih sredstev v rejskem programu pri govedu</text:span></text:p>
                <text:p><text:span text:style-name="T3"/></text:p>
                <text:p><text:span text:style-name="T3">KLJUČNA GESLA: </text:span><text:span text:style-name="T4">govedoreja, genomska selekcija, simulacija, optimizacija, genetski napredek, ekonomska analiza, učinkovitost</text:span></text:p>
              </text:list-header>
            </text:list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9.4cm" svg:height="1cm" svg:x="-0.4cm" svg:y="19.8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5" draw:text-style-name="P7" xml:id="id1" draw:id="id1" draw:layer="layout" svg:width="4.6cm" svg:height="2cm" svg:x="1.8cm" svg:y="6.2cm">
          <text:p text:style-name="P4"><text:span text:style-name="T7">RAZISKOVALNI</text:span><text:span text:style-name="T7"><text:line-break/></text:span><text:span text:style-name="T7"> PROBLEM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6.4cm" svg:y1="7cm" svg:x2="7.8cm" svg:y2="7cm">
          <text:p/>
        </draw:line>
        <draw:custom-shape draw:style-name="gr5" draw:text-style-name="P7" xml:id="id3" draw:id="id3" draw:layer="layout" svg:width="4.6cm" svg:height="2cm" svg:x="7.8cm" svg:y="6.2cm">
          <text:p text:style-name="P4"><text:span text:style-name="T7">CILJI </text:span><text:span text:style-name="T7"><text:line-break/></text:span><text:span text:style-name="T7">RAZISKAV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6cm" svg:height="2cm" svg:x="13.8cm" svg:y="6.2cm">
          <text:p text:style-name="P4"><text:span text:style-name="T7">PREGLED </text:span><text:span text:style-name="T7"><text:line-break/></text:span><text:span text:style-name="T7">LITERATUR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2.4cm" svg:y1="7cm" svg:x2="13.8cm" svg:y2="7cm">
          <text:p/>
        </draw:line>
        <draw:custom-shape draw:style-name="gr5" draw:text-style-name="P7" xml:id="id2" draw:id="id2" draw:layer="layout" svg:width="4.6cm" svg:height="2cm" svg:x="4.8cm" svg:y="10.2cm">
          <text:p text:style-name="P4"><text:span text:style-name="T7">KONCEPTUALNI </text:span><text:span text:style-name="T7"><text:line-break/></text:span><text:span text:style-name="T7">OKVI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9.4cm" svg:y1="11cm" svg:x2="12cm" svg:y2="11cm">
          <text:p/>
        </draw:line>
        <draw:custom-shape draw:style-name="gr5" draw:text-style-name="P7" draw:layer="layout" svg:width="4.6cm" svg:height="2cm" svg:x="12cm" svg:y="10.2cm">
          <text:p text:style-name="P4"><text:span text:style-name="T7">HIPOTEZE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s" svg:x1="4.1cm" svg:y1="8.2cm" svg:x2="7.1cm" svg:y2="10.2cm" draw:start-shape="id1" draw:start-glue-point="2" draw:end-shape="id2" draw:end-glue-point="0" svg:d="M4100 8200v501l3000 998v501" svg:viewBox="0 0 3001 2001">
          <text:p/>
        </draw:connector>
        <draw:connector draw:style-name="gr8" draw:text-style-name="P8" draw:layer="layout" draw:type="lines" svg:x1="10.1cm" svg:y1="8.2cm" svg:x2="7.1cm" svg:y2="10.2cm" draw:start-shape="id3" draw:start-glue-point="2" draw:end-shape="id2" draw:end-glue-point="0" svg:d="M10100 8200v501l-3000 998v501" svg:viewBox="0 0 3001 2001">
          <text:p/>
        </draw:connector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6cm" svg:height="2cm" svg:x="19.8cm" svg:y="6.2cm">
          <text:p text:style-name="P4"><text:span text:style-name="T7">METOD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8.4cm" svg:y1="7cm" svg:x2="19.8cm" svg:y2="7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9" xml:id="id4" draw:id="id4" draw:layer="layout" svg:width="5.7cm" svg:height="2.2cm" svg:x="0.6cm" svg:y="1cm">
          <text:p text:style-name="P4"><text:span text:style-name="T8">RAZISKOVALNI</text:span><text:span text:style-name="T8"><text:line-break/></text:span><text:span text:style-name="T8"> PROBLEM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3cm" svg:y1="2cm" svg:x2="8.076cm" svg:y2="2.013cm">
          <text:p/>
        </draw:line>
        <draw:custom-shape draw:style-name="gr11" draw:text-style-name="P11" xml:id="id6" draw:id="id6" draw:layer="layout" svg:width="3.699cm" svg:height="1.533cm" svg:x="8.076cm" svg:y="1.4cm">
          <text:p text:style-name="P4"><text:span text:style-name="T9">CILJI 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3.699cm" svg:height="1.533cm" svg:x="4.901cm" svg:y="4.267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8.61cm" svg:y1="4.88cm" svg:x2="10.701cm" svg:y2="4.88cm">
          <text:p/>
        </draw:line>
        <draw:custom-shape draw:style-name="gr11" draw:text-style-name="P11" draw:layer="layout" svg:width="3.699cm" svg:height="1.533cm" svg:x="10.701cm" svg:y="4.267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3.45cm" svg:y1="3.2cm" svg:x2="6.75cm" svg:y2="4.267cm" draw:start-shape="id4" draw:start-glue-point="2" draw:end-shape="id5" draw:end-glue-point="0" svg:d="M3450 3200v501l3300 64v502" svg:viewBox="0 0 3301 1068">
          <text:p/>
        </draw:connector>
        <draw:connector draw:style-name="gr14" draw:text-style-name="P10" draw:layer="layout" draw:type="lines" svg:x1="9.925cm" svg:y1="2.933cm" svg:x2="6.75cm" svg:y2="4.267cm" draw:start-shape="id6" draw:start-glue-point="2" draw:end-shape="id5" draw:end-glue-point="0" svg:d="M9925 2933v500l-3175 332v502" svg:viewBox="0 0 3176 1335">
          <text:p/>
        </draw:connector>
        <draw:frame presentation:style-name="pr3" draw:text-style-name="P15" draw:layer="layout" svg:width="25.199cm" svg:height="12.179cm" svg:x="1.001cm" svg:y="7.2cm" presentation:class="outline" presentation:user-transformed="true">
          <draw:text-box>
            <text:list text:style-name="L2">
              <text:list-item>
                <text:p text:style-name="P14"><text:span text:style-name="T10">Splošen problem: </text:span></text:p>
                <text:list>
                  <text:list-item>
                    <text:p text:style-name="P14"><text:span text:style-name="T11">Genomska selekcija – večji genetski napredek</text:span></text:p>
                  </text:list-item>
                  <text:list-item>
                    <text:p text:style-name="P14"><text:span text:style-name="T11">Uvedba in izvedba: referenčna populacija</text:span></text:p>
                  </text:list-item>
                  <text:list-item>
                    <text:p text:style-name="P14"><text:span text:style-name="T11">Majhne populacije:</text:span></text:p>
                    <text:list>
                      <text:list-item>
                        <text:p text:style-name="P14"><text:span text:style-name="T11">Nezadostno število živali</text:span></text:p>
                      </text:list-item>
                      <text:list-item>
                        <text:p text:style-name="P14"><text:span text:style-name="T11">Omejena sredstva</text:span></text:p>
                      </text:list-item>
                      <text:list-item>
                        <text:p text:style-name="P14"><text:span text:style-name="T11">Skepticizem</text:span></text:p>
                      </text:list-item>
                    </text:list>
                  </text:list-item>
                  <text:list-item>
                    <text:p text:style-name="P14"><text:span text:style-name="T11">Ali je genomski rejski program v majhni populaciji govedi lahko učinkovit?</text:span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3.699cm" svg:height="1.533cm" svg:x="17.726cm" svg:y="1.4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6cm" svg:y1="2.08cm" svg:x2="17.726cm" svg:y2="2.08cm">
          <text:p/>
        </draw:line>
        <draw:custom-shape draw:style-name="gr11" draw:text-style-name="P11" draw:layer="layout" svg:width="3.699cm" svg:height="1.533cm" svg:x="12.901cm" svg:y="1.467cm">
          <text:p text:style-name="P4"><text:span text:style-name="T9">PREGLED</text:span><text:span text:style-name="T9"><text:line-break/></text:span><text:span text:style-name="T9">LITERATUR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1.775cm" svg:y1="2.08cm" svg:x2="12.901cm" svg:y2="2.08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9" xml:id="id7" draw:id="id7" draw:layer="layout" svg:width="5.7cm" svg:height="2.2cm" svg:x="0.6cm" svg:y="1cm">
          <text:p text:style-name="P4"><text:span text:style-name="T8">RAZISKOVALNI</text:span><text:span text:style-name="T8"><text:line-break/></text:span><text:span text:style-name="T8"> PROBLEM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3cm" svg:y1="2cm" svg:x2="8.076cm" svg:y2="2.013cm">
          <text:p/>
        </draw:line>
        <draw:custom-shape draw:style-name="gr11" draw:text-style-name="P11" xml:id="id9" draw:id="id9" draw:layer="layout" svg:width="3.699cm" svg:height="1.533cm" svg:x="8.076cm" svg:y="1.4cm">
          <text:p text:style-name="P4"><text:span text:style-name="T9">CILJI 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" draw:id="id8" draw:layer="layout" svg:width="3.699cm" svg:height="1.533cm" svg:x="4.901cm" svg:y="4.267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8.61cm" svg:y1="4.88cm" svg:x2="10.701cm" svg:y2="4.88cm">
          <text:p/>
        </draw:line>
        <draw:custom-shape draw:style-name="gr11" draw:text-style-name="P11" draw:layer="layout" svg:width="3.699cm" svg:height="1.533cm" svg:x="10.701cm" svg:y="4.267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3.45cm" svg:y1="3.2cm" svg:x2="6.75cm" svg:y2="4.267cm" draw:start-shape="id7" draw:start-glue-point="2" draw:end-shape="id8" draw:end-glue-point="0" svg:d="M3450 3200v501l3300 64v502" svg:viewBox="0 0 3301 1068">
          <text:p/>
        </draw:connector>
        <draw:connector draw:style-name="gr14" draw:text-style-name="P10" draw:layer="layout" draw:type="lines" svg:x1="9.925cm" svg:y1="2.933cm" svg:x2="6.75cm" svg:y2="4.267cm" draw:start-shape="id9" draw:start-glue-point="2" draw:end-shape="id8" draw:end-glue-point="0" svg:d="M9925 2933v500l-3175 332v502" svg:viewBox="0 0 3176 1335">
          <text:p/>
        </draw:connector>
        <draw:frame presentation:style-name="pr3" draw:text-style-name="P15" draw:layer="layout" svg:width="25.199cm" svg:height="12.179cm" svg:x="1.001cm" svg:y="7.2cm" presentation:class="outline" presentation:user-transformed="true">
          <draw:text-box>
            <text:list text:style-name="L2">
              <text:list-item>
                <text:p text:style-name="P14"><text:span text:style-name="T10">Specifičen problem:</text:span></text:p>
                <text:list>
                  <text:list-item>
                    <text:p text:style-name="P14"><text:span text:style-name="T10">Selekcijska učinkovitost</text:span><text:span text:style-name="T11">: genetski napredek in variabilnost</text:span></text:p>
                  </text:list-item>
                  <text:list-item>
                    <text:p text:style-name="P14"><text:span text:style-name="T11">Prejšnje študije – vpliv posameznih selekcijskih parametrov na genetski napredek</text:span></text:p>
                  </text:list-item>
                  <text:list-item>
                    <text:p text:style-name="P14"><text:span text:style-name="T11">Za katere živali pridobiti genomske informacije v specifični populaciji?</text:span></text:p>
                  </text:list-item>
                  <text:list-item>
                    <text:p text:style-name="P14"><text:span text:style-name="T11">Na kakšen način uporabiti genomske informacije?</text:span></text:p>
                  </text:list-item>
                  <text:list-item>
                    <text:p text:style-name="P14"><text:span text:style-name="T10">Ekonomska učinkovitost</text:span><text:span text:style-name="T11"> scenarijev: genetski napredek in stroški posameznih rejskih aktivnosti</text:span></text:p>
                  </text:list-item>
                  <text:list-item>
                    <text:p text:style-name="P14"><text:span text:style-name="T11">Učinkovitost rejskih programov v Sloveniji</text:span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3.699cm" svg:height="1.533cm" svg:x="17.701cm" svg:y="1.4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575cm" svg:y1="2.013cm" svg:x2="17.701cm" svg:y2="2.013cm">
          <text:p/>
        </draw:line>
        <draw:custom-shape draw:style-name="gr11" draw:text-style-name="P11" draw:layer="layout" svg:width="3.699cm" svg:height="1.533cm" svg:x="12.876cm" svg:y="1.4cm">
          <text:p text:style-name="P4"><text:span text:style-name="T9">PREGLED</text:span><text:span text:style-name="T9"><text:line-break/></text:span><text:span text:style-name="T9">LITERATUR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1.75cm" svg:y1="2.013cm" svg:x2="12.876cm" svg:y2="2.013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5" draw:layer="layout" svg:width="25.199cm" svg:height="12.179cm" svg:x="1.001cm" svg:y="7.2cm" presentation:class="outline" presentation:user-transformed="true">
          <draw:text-box>
            <text:list text:style-name="L2">
              <text:list-item>
                <text:p text:style-name="P14"><text:span text:style-name="T10">Pomen:</text:span></text:p>
                <text:list>
                  <text:list-item>
                    <text:p text:style-name="P14"><text:span text:style-name="T11">Teoretičen: vpliv načina uporabe genomske informacije na genetski napredek in učinkovitost v majhnih populacijah govedi</text:span></text:p>
                  </text:list-item>
                  <text:list-item>
                    <text:p text:style-name="P14"><text:span text:style-name="T11">Praktičen: za katere živali pridobiti in uporabiti genomsko informacijo v danem rejskem programu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175cm" svg:y1="1.467cm" svg:x2="5.951cm" svg:y2="1.48cm">
          <text:p/>
        </draw:line>
        <draw:custom-shape draw:style-name="gr11" draw:text-style-name="P11" draw:layer="layout" svg:width="3.699cm" svg:height="1.533cm" svg:x="17.526cm" svg:y="0.6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4cm" svg:y1="1.28cm" svg:x2="17.526cm" svg:y2="1.28cm">
          <text:p/>
        </draw:line>
        <draw:custom-shape draw:style-name="gr12" draw:text-style-name="P12" xml:id="id11" draw:id="id11" draw:layer="layout" svg:width="3.699cm" svg:height="1.533cm" svg:x="2.776cm" svg:y="3.734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485cm" svg:y1="4.347cm" svg:x2="8.576cm" svg:y2="4.347cm">
          <text:p/>
        </draw:line>
        <draw:custom-shape draw:style-name="gr11" draw:text-style-name="P11" draw:layer="layout" svg:width="3.699cm" svg:height="1.533cm" svg:x="8.576cm" svg:y="3.734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324cm" svg:y1="2.2cm" svg:x2="4.625cm" svg:y2="3.734cm" draw:start-shape="id10" draw:start-glue-point="2" draw:end-shape="id11" draw:end-glue-point="0" svg:d="M2324 2200v500l2301 532v502" svg:viewBox="0 0 2302 1535">
          <text:p/>
        </draw:connector>
        <draw:connector draw:style-name="gr14" draw:text-style-name="P10" draw:layer="layout" draw:type="lines" svg:x1="8.725cm" svg:y1="2.4cm" svg:x2="4.625cm" svg:y2="3.734cm" draw:start-shape="id12" draw:start-glue-point="2" draw:end-shape="id11" draw:end-glue-point="0" svg:d="M8725 2400v501l-4100 331v502" svg:viewBox="0 0 4101 1335">
          <text:p/>
        </draw:connector>
        <draw:frame presentation:style-name="pr3" draw:text-style-name="P17" draw:layer="layout" svg:width="25.199cm" svg:height="12.179cm" svg:x="1.001cm" svg:y="7.021cm" presentation:class="outline" presentation:user-transformed="true">
          <draw:text-box>
            <text:list text:style-name="L2">
              <text:list-header>
                <text:p text:style-name="P16"><text:span text:style-name="T12">Splošen cilj: </text:span><text:span text:style-name="T13">analiza selekcijske in ekonomske učinkovitosti rejskih programov govedi v majhnih populacijah</text:span></text:p>
              </text:list-header>
              <text:list-item>
                <text:p text:style-name="P14"><text:span text:style-name="T11">Razvoj orodja za stohastično simulacijo dane populacije govedi</text:span></text:p>
              </text:list-item>
              <text:list-item>
                <text:p text:style-name="P14"><text:span text:style-name="T11">Analiza slovenskih rejskih programov</text:span></text:p>
              </text:list-item>
              <text:list-item>
                <text:p text:style-name="P14"><text:span text:style-name="T11">Poiskati alternative obstoječim rejskih programom</text:span></text:p>
              </text:list-item>
              <text:list-item>
                <text:p text:style-name="P14"><text:span text:style-name="T11">Primerjava genetskih trendov in selekcijske učinkovitosti obstoječih scenarijev in alternativ</text:span></text:p>
              </text:list-item>
              <text:list-item>
                <text:p text:style-name="P14"><text:span text:style-name="T11">Razvoj orodja za sestavo referenčne populacije glede na sorodstvo</text:span></text:p>
              </text:list-item>
              <text:list-item>
                <text:p text:style-name="P14"><text:span text:style-name="T11">Particija genetskega trenda in stroškov na rejske aktivnosti</text:span></text:p>
              </text:list-item>
              <text:list-item>
                <text:p text:style-name="P14"><text:span text:style-name="T11">Določiti ekonomsko učinkovitost obstoječih scenarijev in alternativ</text:span></text:p>
              </text:list-item>
            </text:list>
          </draw:text-box>
        </draw:frame>
        <draw:custom-shape draw:style-name="gr15" draw:text-style-name="P18" xml:id="id12" draw:id="id12" draw:layer="layout" svg:width="5.7cm" svg:height="2.2cm" svg:x="5.875cm" svg:y="0.2cm">
          <text:p text:style-name="P4"><text:span text:style-name="T8">CILJI </text:span><text:span text:style-name="T8"><text:line-break/></text:span><text:span text:style-name="T8">RAZISK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0" draw:id="id10" draw:layer="layout" svg:width="3.699cm" svg:height="1.533cm" svg:x="0.475cm" svg:y="0.667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699cm" svg:height="1.533cm" svg:x="12.701cm" svg:y="0.667cm">
          <text:p text:style-name="P4"><text:span text:style-name="T9">PREGLED</text:span><text:span text:style-name="T9"><text:line-break/></text:span><text:span text:style-name="T9">LITERATUR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1.575cm" svg:y1="1.28cm" svg:x2="12.701cm" svg:y2="1.28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175cm" svg:y1="1.467cm" svg:x2="5.951cm" svg:y2="1.48cm">
          <text:p/>
        </draw:line>
        <draw:custom-shape draw:style-name="gr11" draw:text-style-name="P11" draw:layer="layout" svg:width="3.699cm" svg:height="1.533cm" svg:x="17.526cm" svg:y="0.6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4cm" svg:y1="1.28cm" svg:x2="17.526cm" svg:y2="1.28cm">
          <text:p/>
        </draw:line>
        <draw:custom-shape draw:style-name="gr12" draw:text-style-name="P12" xml:id="id14" draw:id="id14" draw:layer="layout" svg:width="3.699cm" svg:height="1.533cm" svg:x="2.776cm" svg:y="3.734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485cm" svg:y1="4.347cm" svg:x2="8.576cm" svg:y2="4.347cm">
          <text:p/>
        </draw:line>
        <draw:custom-shape draw:style-name="gr11" draw:text-style-name="P11" draw:layer="layout" svg:width="3.699cm" svg:height="1.533cm" svg:x="8.576cm" svg:y="3.734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324cm" svg:y1="2.2cm" svg:x2="4.625cm" svg:y2="3.734cm" draw:start-shape="id13" draw:start-glue-point="2" draw:end-shape="id14" draw:end-glue-point="0" svg:d="M2324 2200v500l2301 532v502" svg:viewBox="0 0 2302 1535">
          <text:p/>
        </draw:connector>
        <draw:connector draw:style-name="gr14" draw:text-style-name="P10" draw:layer="layout" draw:type="lines" svg:x1="7.75cm" svg:y1="2.2cm" svg:x2="4.625cm" svg:y2="3.734cm" draw:start-shape="id15" draw:start-glue-point="2" draw:end-shape="id14" draw:end-glue-point="0" svg:d="M7750 2200v500l-3125 532v502" svg:viewBox="0 0 3126 1535">
          <text:p/>
        </draw:connector>
        <draw:frame presentation:style-name="pr3" draw:text-style-name="P19" draw:layer="layout" svg:width="25.199cm" svg:height="12.179cm" svg:x="1.001cm" svg:y="7.021cm" presentation:class="outline" presentation:user-transformed="true">
          <draw:text-box>
            <text:list text:style-name="L2">
              <text:list-item>
                <text:p text:style-name="P14"><text:span text:style-name="T11">Genomska selekcija: napoved genomskih plemenskih vrednosti mladim živalim brez fenotipskih vrednosti </text:span><text:span text:style-name="T14">(Meuwissen in sod., 2001)</text:span></text:p>
              </text:list-item>
              <text:list-item>
                <text:p text:style-name="P14"><text:span text:style-name="T11">Majhne populacije: malo število živali --&gt; združena ali tuja referenčna populacija</text:span><text:span text:style-name="T14"> (Schöpke in Swalve, 2016)</text:span></text:p>
              </text:list-item>
              <text:list-item>
                <text:p text:style-name="P14"><text:span text:style-name="T11">Stohastične simulacije za </text:span><text:span text:style-name="T10">analizo</text:span><text:span text:style-name="T11"> scenarijev </text:span><text:span text:style-name="T14">(Faux in sod., 2016)</text:span></text:p>
                <text:list>
                  <text:list-item>
                    <text:p text:style-name="P14"><text:span text:style-name="T11">Genetski napredek</text:span></text:p>
                  </text:list-item>
                  <text:list-item>
                    <text:p text:style-name="P14"><text:span text:style-name="T11">vpliv parametrov: točnosti, intenzivnost, genetska arhitektura … </text:span><text:span text:style-name="T14">(Daetwyler in sod., 2013)</text:span></text:p>
                  </text:list-item>
                </text:list>
              </text:list-item>
              <text:list-item>
                <text:p text:style-name="P14"><text:span text:style-name="T10">Optimizacija</text:span><text:span text:style-name="T11"> selekcijskih scenarijev za maksimalen genetski napredek </text:span><text:span text:style-name="T14">(Lorenz in Nice, 2017; Reiner-Benaim in sod., 2017; Schaeffer, 2006)</text:span></text:p>
              </text:list-item>
            </text:list>
          </draw:text-box>
        </draw:frame>
        <draw:custom-shape draw:style-name="gr15" draw:text-style-name="P18" draw:layer="layout" svg:width="5.7cm" svg:height="2.2cm" svg:x="10.7cm" svg:y="0.4cm">
          <text:p text:style-name="P4"><text:span text:style-name="T8">PREGLED</text:span></text:p>
          <text:p text:style-name="P4"><text:span text:style-name="T8">LITERA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3" draw:id="id13" draw:layer="layout" svg:width="3.699cm" svg:height="1.533cm" svg:x="0.475cm" svg:y="0.667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5" draw:id="id15" draw:layer="layout" svg:width="3.699cm" svg:height="1.533cm" svg:x="5.901cm" svg:y="0.667cm">
          <text:p text:style-name="P4"><text:span text:style-name="T9">CILIJ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9.6cm" svg:y1="1.4cm" svg:x2="10.726cm" svg:y2="1.4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175cm" svg:y1="1.467cm" svg:x2="5.951cm" svg:y2="1.48cm">
          <text:p/>
        </draw:line>
        <draw:custom-shape draw:style-name="gr11" draw:text-style-name="P11" draw:layer="layout" svg:width="3.699cm" svg:height="1.533cm" svg:x="17.526cm" svg:y="0.6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4cm" svg:y1="1.28cm" svg:x2="17.526cm" svg:y2="1.28cm">
          <text:p/>
        </draw:line>
        <draw:custom-shape draw:style-name="gr12" draw:text-style-name="P12" xml:id="id17" draw:id="id17" draw:layer="layout" svg:width="3.699cm" svg:height="1.533cm" svg:x="2.776cm" svg:y="3.734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485cm" svg:y1="4.347cm" svg:x2="8.576cm" svg:y2="4.347cm">
          <text:p/>
        </draw:line>
        <draw:custom-shape draw:style-name="gr11" draw:text-style-name="P11" draw:layer="layout" svg:width="3.699cm" svg:height="1.533cm" svg:x="8.576cm" svg:y="3.734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324cm" svg:y1="2.2cm" svg:x2="4.625cm" svg:y2="3.734cm" draw:start-shape="id16" draw:start-glue-point="2" draw:end-shape="id17" draw:end-glue-point="0" svg:d="M2324 2200v500l2301 532v502" svg:viewBox="0 0 2302 1535">
          <text:p/>
        </draw:connector>
        <draw:connector draw:style-name="gr14" draw:text-style-name="P10" draw:layer="layout" draw:type="lines" svg:x1="7.75cm" svg:y1="2.2cm" svg:x2="4.625cm" svg:y2="3.734cm" draw:start-shape="id18" draw:start-glue-point="2" draw:end-shape="id17" draw:end-glue-point="0" svg:d="M7750 2200v500l-3125 532v502" svg:viewBox="0 0 3126 1535">
          <text:p/>
        </draw:connector>
        <draw:frame presentation:style-name="pr3" draw:text-style-name="P20" draw:layer="layout" svg:width="25.199cm" svg:height="12.179cm" svg:x="1.001cm" svg:y="7.021cm" presentation:class="outline" presentation:user-transformed="true">
          <draw:text-box>
            <text:list text:style-name="L2">
              <text:list-item>
                <text:p text:style-name="P14"><text:span text:style-name="T11">Ohranjanje genetske variabilnosti – teorija o selekciji z optimalnim prispevkom </text:span><text:span text:style-name="T14">(Woolliams in sod., 1999)</text:span></text:p>
              </text:list-item>
              <text:list-item>
                <text:p text:style-name="P14"><text:span text:style-name="T11">Genetski napredek – validacija celotne rejske sheme</text:span></text:p>
                <text:list>
                  <text:list-item>
                    <text:p text:style-name="P14"><text:span text:style-name="T11">particija genetskega trenda + particija stroškov --&gt; ekonomska učinkovitost rejske sheme (Garcia-Cortes in sod., 2008)</text:span></text:p>
                  </text:list-item>
                </text:list>
              </text:list-item>
            </text:list>
          </draw:text-box>
        </draw:frame>
        <draw:custom-shape draw:style-name="gr15" draw:text-style-name="P18" draw:layer="layout" svg:width="5.7cm" svg:height="2.2cm" svg:x="10.7cm" svg:y="0.4cm">
          <text:p text:style-name="P4"><text:span text:style-name="T8">PREGLED</text:span></text:p>
          <text:p text:style-name="P4"><text:span text:style-name="T8">LITERA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3.699cm" svg:height="1.533cm" svg:x="0.475cm" svg:y="0.667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8" draw:id="id18" draw:layer="layout" svg:width="3.699cm" svg:height="1.533cm" svg:x="5.901cm" svg:y="0.667cm">
          <text:p text:style-name="P4"><text:span text:style-name="T9">CILIJ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9.6cm" svg:y1="1.4cm" svg:x2="10.726cm" svg:y2="1.4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175cm" svg:y1="1.467cm" svg:x2="5.951cm" svg:y2="1.48cm">
          <text:p/>
        </draw:line>
        <draw:custom-shape draw:style-name="gr11" draw:text-style-name="P11" draw:layer="layout" svg:width="3.699cm" svg:height="1.533cm" svg:x="15.501cm" svg:y="0.6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4.375cm" svg:y1="1.28cm" svg:x2="15.501cm" svg:y2="1.28cm">
          <text:p/>
        </draw:line>
        <draw:line draw:style-name="gr10" draw:text-style-name="P10" draw:layer="layout" svg:x1="6.485cm" svg:y1="4.347cm" svg:x2="8.576cm" svg:y2="4.347cm">
          <text:p/>
        </draw:line>
        <draw:custom-shape draw:style-name="gr11" draw:text-style-name="P11" draw:layer="layout" svg:width="3.699cm" svg:height="1.533cm" svg:x="8.576cm" svg:y="3.734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324cm" svg:y1="2.2cm" svg:x2="3.65cm" svg:y2="3.4cm" draw:start-shape="id19" draw:start-glue-point="2" draw:end-shape="id20" draw:end-glue-point="0" svg:d="M2324 2200v500l1326 199v501" svg:viewBox="0 0 1327 1201">
          <text:p/>
        </draw:connector>
        <draw:connector draw:style-name="gr14" draw:text-style-name="P10" draw:layer="layout" draw:type="lines" svg:x1="7.75cm" svg:y1="2.2cm" svg:x2="3.65cm" svg:y2="3.4cm" draw:start-shape="id21" draw:start-glue-point="2" draw:end-shape="id20" draw:end-glue-point="0" svg:d="M7750 2200v500l-4100 199v501" svg:viewBox="0 0 4101 1201">
          <text:p/>
        </draw:connector>
        <draw:frame presentation:style-name="pr3" draw:text-style-name="P20" draw:layer="layout" svg:width="25.199cm" svg:height="12.179cm" svg:x="1.001cm" svg:y="7.021cm" presentation:class="outline" presentation:user-transformed="true">
          <draw:text-box>
            <text:p/>
          </draw:text-box>
        </draw:frame>
        <draw:custom-shape draw:style-name="gr11" draw:text-style-name="P11" xml:id="id19" draw:id="id19" draw:layer="layout" svg:width="3.699cm" svg:height="1.533cm" svg:x="0.475cm" svg:y="0.667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1" draw:id="id21" draw:layer="layout" svg:width="3.699cm" svg:height="1.533cm" svg:x="5.901cm" svg:y="0.667cm">
          <text:p text:style-name="P4"><text:span text:style-name="T9">CILIJ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9.6cm" svg:y1="1.4cm" svg:x2="10.726cm" svg:y2="1.4cm">
          <text:p/>
        </draw:lin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699cm" svg:height="1.533cm" svg:x="10.701cm" svg:y="0.667cm">
          <text:p text:style-name="P4"><text:span text:style-name="T9">PREGLED </text:span></text:p>
          <text:p text:style-name="P4"><text:span text:style-name="T9">LITERATU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0" draw:id="id20" draw:layer="layout" svg:width="5.7cm" svg:height="2.2cm" svg:x="0.8cm" svg:y="3.4cm">
          <text:p text:style-name="P4"><text:span text:style-name="T8">KONCEPTUALNI</text:span></text:p>
          <text:p text:style-name="P4"><text:span text:style-name="T8">OKVI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21" xml:id="id23" draw:id="id23" draw:layer="layout" svg:width="10.4cm" svg:height="0.962cm" svg:x="13.563cm" svg:y="12.438cm">
          <draw:text-box>
            <text:p text:style-name="P4"><text:span text:style-name="T15">Selekcijska učinkovitost</text:span></text:p>
          </draw:text-box>
        </draw:frame>
        <draw:frame draw:style-name="gr16" draw:text-style-name="P21" xml:id="id30" draw:id="id30" draw:layer="layout" svg:width="10.4cm" svg:height="0.962cm" svg:x="13.6cm" svg:y="13.638cm">
          <draw:text-box>
            <text:p text:style-name="P4"><text:span text:style-name="T15">Ekonomska učinkovitost</text:span></text:p>
          </draw:text-box>
        </draw:frame>
        <draw:frame draw:style-name="gr17" draw:text-style-name="P22" xml:id="id22" draw:id="id22" draw:layer="layout" svg:width="7.4cm" svg:height="0.962cm" svg:x="11.163cm" svg:y="9.876cm">
          <draw:text-box>
            <text:p text:style-name="P4"><text:span text:style-name="T15">Genetski napredek</text:span></text:p>
          </draw:text-box>
        </draw:frame>
        <draw:frame draw:style-name="gr17" draw:text-style-name="P22" xml:id="id24" draw:id="id24" draw:layer="layout" svg:width="9cm" svg:height="0.962cm" svg:x="18.8cm" svg:y="9.838cm">
          <draw:text-box>
            <text:p text:style-name="P4"><text:span text:style-name="T15">Genetska variabilnost</text:span></text:p>
          </draw:text-box>
        </draw:frame>
        <draw:connector draw:style-name="gr6" draw:text-style-name="P8" draw:layer="layout" svg:x1="14.863cm" svg:y1="10.838cm" svg:x2="18.763cm" svg:y2="12.438cm" draw:start-shape="id22" draw:start-glue-point="2" draw:end-shape="id23" svg:d="M14863 10838v800h3900v800" svg:viewBox="0 0 3901 1601">
          <text:p/>
        </draw:connector>
        <draw:connector draw:style-name="gr6" draw:text-style-name="P8" draw:layer="layout" svg:x1="23.3cm" svg:y1="10.8cm" svg:x2="18.763cm" svg:y2="12.438cm" draw:start-shape="id24" draw:end-shape="id23" svg:d="M23300 10800v819h-4537v819" svg:viewBox="0 0 4538 1639">
          <text:p/>
        </draw:connector>
        <draw:frame draw:style-name="gr17" draw:text-style-name="P22" xml:id="id27" draw:id="id27" draw:layer="layout" svg:width="4cm" svg:height="0.962cm" svg:x="4.163cm" svg:y="9.876cm">
          <draw:text-box>
            <text:p text:style-name="P4"><text:span text:style-name="T15">točnost</text:span></text:p>
          </draw:text-box>
        </draw:frame>
        <draw:frame draw:style-name="gr17" draw:text-style-name="P22" xml:id="id25" draw:id="id25" draw:layer="layout" svg:width="5.2cm" svg:height="0.962cm" svg:x="4.163cm" svg:y="6.838cm">
          <draw:text-box>
            <text:p text:style-name="P4"><text:span text:style-name="T15">intenzivnost</text:span></text:p>
          </draw:text-box>
        </draw:frame>
        <draw:frame draw:style-name="gr18" draw:text-style-name="P22" xml:id="id26" draw:id="id26" draw:layer="layout" svg:width="5.2cm" svg:height="1.673cm" svg:x="4.163cm" svg:y="7.965cm">
          <draw:text-box>
            <text:p text:style-name="P4"><text:span text:style-name="T15">Generacijski interval</text:span></text:p>
          </draw:text-box>
        </draw:frame>
        <draw:frame draw:style-name="gr18" draw:text-style-name="P23" xml:id="id28" draw:id="id28" draw:layer="layout" svg:width="9cm" svg:height="1.673cm" svg:x="4.163cm" svg:y="4.565cm">
          <draw:text-box>
            <text:p text:style-name="P1"><text:span text:style-name="T15">Način uporabe genomskE informacije</text:span></text:p>
          </draw:text-box>
        </draw:frame>
        <draw:line draw:style-name="gr8" draw:text-style-name="P8" draw:layer="layout" svg:x1="3.963cm" svg:y1="6.638cm" svg:x2="14.863cm" svg:y2="6.638cm">
          <text:p/>
        </draw:line>
        <draw:connector draw:style-name="gr6" draw:text-style-name="P8" draw:layer="layout" svg:x1="9.363cm" svg:y1="7.319cm" svg:x2="11.163cm" svg:y2="10.357cm" draw:start-shape="id25" draw:start-glue-point="1" draw:end-shape="id22" svg:d="M9363 7319h900v3038h900" svg:viewBox="0 0 1801 3039">
          <text:p/>
        </draw:connector>
        <draw:connector draw:style-name="gr6" draw:text-style-name="P8" draw:layer="layout" svg:x1="9.363cm" svg:y1="8.801cm" svg:x2="11.163cm" svg:y2="10.357cm" draw:start-shape="id26" draw:start-glue-point="1" draw:end-shape="id22" svg:d="M9363 8801h900v1556h900" svg:viewBox="0 0 1801 1557">
          <text:p/>
        </draw:connector>
        <draw:connector draw:style-name="gr6" draw:text-style-name="P8" draw:layer="layout" svg:x1="8.163cm" svg:y1="10.357cm" svg:x2="11.163cm" svg:y2="10.357cm" draw:start-shape="id27" draw:start-glue-point="1" draw:end-shape="id22" svg:d="M8163 10357h3000" svg:viewBox="0 0 3001 1">
          <text:p/>
        </draw:connector>
        <draw:connector draw:style-name="gr6" draw:text-style-name="P8" draw:layer="layout" svg:x1="13.163cm" svg:y1="5.401cm" svg:x2="14.863cm" svg:y2="9.876cm" draw:start-shape="id28" draw:start-glue-point="1" draw:end-shape="id22" svg:d="M13163 5401h1700v4475" svg:viewBox="0 0 1701 4476">
          <text:p/>
        </draw:connector>
        <draw:connector draw:style-name="gr6" draw:text-style-name="P8" draw:layer="layout" draw:type="curve" svg:x1="4.163cm" svg:y1="5.401cm" svg:x2="4.163cm" svg:y2="10.357cm" draw:start-shape="id28" draw:start-glue-point="3" draw:end-shape="id27" draw:end-glue-point="3" svg:d="M4163 5401c-751 0-751 4956 0 4956" svg:viewBox="0 0 564 4957">
          <text:p/>
        </draw:connector>
        <draw:connector draw:style-name="gr6" draw:text-style-name="P8" draw:layer="layout" draw:type="curve" svg:x1="4.163cm" svg:y1="5.401cm" svg:x2="4.163cm" svg:y2="8.801cm" draw:start-shape="id28" draw:start-glue-point="3" draw:end-shape="id26" draw:end-glue-point="3" svg:d="M4163 5401c-751 0-751 3400 0 3400" svg:viewBox="0 0 564 3401">
          <text:p/>
        </draw:connector>
        <draw:frame draw:style-name="gr19" draw:text-style-name="P22" xml:id="id29" draw:id="id29" draw:layer="layout" svg:width="11.6cm" svg:height="1.762cm" svg:x="6.4cm" svg:y="15.638cm">
          <draw:text-box>
            <text:p text:style-name="P4"><text:span text:style-name="T15">Doprinos rejske aktivnosti k napredku = prihodek</text:span></text:p>
          </draw:text-box>
        </draw:frame>
        <draw:frame draw:style-name="gr19" draw:text-style-name="P22" xml:id="id31" draw:id="id31" draw:layer="layout" svg:width="9.2cm" svg:height="1.762cm" svg:x="18.6cm" svg:y="15.638cm">
          <draw:text-box>
            <text:p text:style-name="P4"><text:span text:style-name="T15">Cena rejske aktivnost = strošek</text:span></text:p>
          </draw:text-box>
        </draw:frame>
        <draw:connector draw:style-name="gr6" draw:text-style-name="P8" draw:layer="layout" svg:x1="12.2cm" svg:y1="15.638cm" svg:x2="18.8cm" svg:y2="14.6cm" draw:start-shape="id29" draw:start-glue-point="0" draw:end-shape="id30" draw:end-glue-point="2" svg:d="M12200 15638v-519h6600v-519" svg:viewBox="0 0 6601 1039">
          <text:p/>
        </draw:connector>
        <draw:connector draw:style-name="gr6" draw:text-style-name="P8" draw:layer="layout" svg:x1="23.2cm" svg:y1="15.638cm" svg:x2="18.8cm" svg:y2="14.6cm" draw:start-shape="id31" draw:start-glue-point="0" draw:end-shape="id30" svg:d="M23200 15638v-519h-4400v-519" svg:viewBox="0 0 4401 1039">
          <text:p/>
        </draw:connector>
        <draw:frame draw:style-name="gr18" draw:text-style-name="P23" draw:layer="layout" svg:width="9cm" svg:height="1.673cm" svg:x="4.163cm" svg:y="4.566cm">
          <draw:text-box>
            <text:p text:style-name="P1"><text:span text:style-name="T15">Način uporabe genomskE informacije</text:span></text:p>
          </draw:text-box>
        </draw:frame>
        <draw:frame draw:style-name="gr20" draw:text-style-name="P23" draw:layer="layout" svg:width="10cm" svg:height="2.384cm" svg:x="4cm" svg:y="1.381cm">
          <draw:text-box>
            <text:p text:style-name="P1"><text:span text:style-name="T15">Štiri poti selekcije:</text:span></text:p>
            <text:p text:style-name="P1"><text:span text:style-name="T15">- </text:span><text:span text:style-name="T16">očetje očetov</text:span><text:span text:style-name="T16"><text:tab/></text:span><text:span text:style-name="T16">- matere očetov</text:span></text:p>
            <text:p text:style-name="P1"><text:span text:style-name="T16">- očetje mater</text:span><text:span text:style-name="T16"><text:tab/></text:span><text:span text:style-name="T16">- matere mater</text:span></text:p>
          </draw:text-box>
        </draw:frame>
        <draw:line draw:style-name="gr6" draw:text-style-name="P8" draw:layer="layout" svg:x1="8.6cm" svg:y1="3.765cm" svg:x2="8.6cm" svg:y2="4.566cm">
          <text:p/>
        </draw:line>
        <draw:frame draw:style-name="gr20" draw:text-style-name="P23" xml:id="id32" draw:id="id32" draw:layer="layout" svg:width="5cm" svg:height="2.384cm" svg:x="1.4cm" svg:y="12.038cm">
          <draw:text-box>
            <text:p text:style-name="P1"><text:span text:style-name="T15">Sestava referenčne populacije</text:span></text:p>
          </draw:text-box>
        </draw:frame>
        <draw:connector draw:style-name="gr6" draw:text-style-name="P8" draw:layer="layout" svg:x1="3.9cm" svg:y1="12.038cm" svg:x2="6.163cm" svg:y2="10.838cm" draw:start-shape="id32" draw:start-glue-point="0" draw:end-shape="id27" draw:end-glue-point="2" svg:d="M3900 12038v-600h2263v-600" svg:viewBox="0 0 2264 1201">
          <text:p/>
        </draw:connector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1cm" svg:y1="1.2cm" svg:x2="5.876cm" svg:y2="1.213cm">
          <text:p/>
        </draw:line>
        <draw:line draw:style-name="gr10" draw:text-style-name="P10" draw:layer="layout" svg:x1="9.474cm" svg:y1="1.2cm" svg:x2="10.6cm" svg:y2="1.2cm">
          <text:p/>
        </draw:line>
        <draw:custom-shape draw:style-name="gr12" draw:text-style-name="P12" xml:id="id34" draw:id="id34" draw:layer="layout" svg:width="3.699cm" svg:height="1.533cm" svg:x="2.701cm" svg:y="3.467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41cm" svg:y1="4.08cm" svg:x2="8.501cm" svg:y2="4.08cm">
          <text:p/>
        </draw:line>
        <draw:custom-shape draw:style-name="gr11" draw:text-style-name="P11" draw:layer="layout" svg:width="3.699cm" svg:height="1.533cm" svg:x="8.501cm" svg:y="3.467cm">
          <text:p text:style-name="P4"><text:span text:style-name="T9">HIPOTEZ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249cm" svg:y1="1.933cm" svg:x2="4.55cm" svg:y2="3.467cm" draw:start-shape="id33" draw:start-glue-point="2" draw:end-shape="id34" draw:end-glue-point="0" svg:d="M2249 1933v500l2301 532v502" svg:viewBox="0 0 2302 1535">
          <text:p/>
        </draw:connector>
        <draw:connector draw:style-name="gr14" draw:text-style-name="P10" draw:layer="layout" draw:type="lines" svg:x1="7.649cm" svg:y1="2cm" svg:x2="4.55cm" svg:y2="3.467cm" draw:start-shape="id35" draw:start-glue-point="2" draw:end-shape="id34" draw:end-glue-point="0" svg:d="M7649 2000v500l-3099 465v502" svg:viewBox="0 0 3100 1468">
          <text:p/>
        </draw:connector>
        <draw:custom-shape draw:style-name="gr11" draw:text-style-name="P11" xml:id="id33" draw:id="id33" draw:layer="layout" svg:width="3.699cm" svg:height="1.533cm" svg:x="0.4cm" svg:y="0.4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5.7cm" svg:height="2.2cm" svg:x="10.6cm" svg:y="0.2cm">
          <text:p text:style-name="P4"><text:span text:style-name="T8">MET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5" draw:id="id35" draw:layer="layout" svg:width="3.699cm" svg:height="1.533cm" svg:x="5.8cm" svg:y="0.467cm">
          <text:p text:style-name="P4"><text:span text:style-name="T9">CILJI 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3.001cm" svg:x="1.002cm" svg:y="6.2cm" presentation:class="outline" presentation:user-transformed="true">
          <draw:text-box>
            <text:list text:style-name="L3">
              <text:list-item>
                <text:p text:style-name="P14"><text:span text:style-name="T11">Razvoj stohastičnega simulatorja</text:span></text:p>
              </text:list-item>
              <text:list-item>
                <text:p text:style-name="P14"><text:span text:style-name="T11">Analiza rejskih programov in podatkov v CPZ Govedo – pridobitev parametrov in simulacija slovenskih populacij govedi</text:span></text:p>
              </text:list-item>
              <text:list-item>
                <text:p text:style-name="P14"><text:span text:style-name="T11">Validacija simulatorja</text:span></text:p>
              </text:list-item>
              <text:list-item>
                <text:p text:style-name="P14"><text:span text:style-name="T11">Priprava parametrov in simulacija alternativnih rejskih shem</text:span></text:p>
              </text:list-item>
              <text:list-item>
                <text:p text:style-name="P14"><text:span text:style-name="T11">Analiza genetskih trendov in genetske variabilnosti testiranih scenarijev --&gt; selekcijska učinkovitost</text:span></text:p>
              </text:list-item>
              <text:list-item>
                <text:p text:style-name="P14"><text:span text:style-name="T11">Razvoj orodja za optimizacijo sestave referenčne populacije (hevrističen genetski algoritem)</text:span></text:p>
              </text:list-item>
              <text:list-item>
                <text:p text:style-name="P14"><text:span text:style-name="T11">Identifikacija rejskih aktivnosti – analiza stroškov in particija genetskega trenda --&gt; analiza ekonomske učinkovitosti testiranih scenarijev</text:span></text:p>
              </text:list-item>
            </text:list>
          </draw:text-box>
        </draw:fram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line draw:style-name="gr10" draw:text-style-name="P10" draw:layer="layout" svg:x1="4.001cm" svg:y1="1.2cm" svg:x2="5.777cm" svg:y2="1.213cm">
          <text:p/>
        </draw:line>
        <draw:line draw:style-name="gr10" draw:text-style-name="P10" draw:layer="layout" svg:x1="9.375cm" svg:y1="1.2cm" svg:x2="10.501cm" svg:y2="1.2cm">
          <text:p/>
        </draw:line>
        <draw:custom-shape draw:style-name="gr12" draw:text-style-name="P12" xml:id="id37" draw:id="id37" draw:layer="layout" svg:width="3.699cm" svg:height="1.533cm" svg:x="2.602cm" svg:y="3.467cm">
          <text:p text:style-name="P4"><text:span text:style-name="T9">KONCEPTUALNI </text:span><text:span text:style-name="T9"><text:line-break/></text:span><text:span text:style-name="T9">OKVI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40" draw:id="id40" draw:layer="layout" svg:width="3.699cm" svg:height="1.533cm" svg:x="10.501cm" svg:y="0.467cm">
          <text:p text:style-name="P4"><text:span text:style-name="T9">METOD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2.15cm" svg:y1="1.933cm" svg:x2="4.451cm" svg:y2="3.467cm" draw:start-shape="id36" draw:start-glue-point="2" draw:end-shape="id37" draw:end-glue-point="0" svg:d="M2150 1933v500l2301 532v502" svg:viewBox="0 0 2302 1535">
          <text:p/>
        </draw:connector>
        <draw:connector draw:style-name="gr14" draw:text-style-name="P10" draw:layer="layout" draw:type="lines" svg:x1="7.55cm" svg:y1="2cm" svg:x2="4.451cm" svg:y2="3.467cm" draw:start-shape="id38" draw:start-glue-point="2" draw:end-shape="id37" draw:end-glue-point="0" svg:d="M7550 2000v500l-3099 465v502" svg:viewBox="0 0 3100 1468">
          <text:p/>
        </draw:connector>
        <draw:custom-shape draw:style-name="gr11" draw:text-style-name="P11" xml:id="id36" draw:id="id36" draw:layer="layout" svg:width="3.699cm" svg:height="1.533cm" svg:x="0.301cm" svg:y="0.4cm">
          <text:p text:style-name="P4"><text:span text:style-name="T9">RAZISKOVALNI</text:span><text:span text:style-name="T9"><text:line-break/></text:span><text:span text:style-name="T9">PROBL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8" draw:id="id38" draw:layer="layout" svg:width="3.699cm" svg:height="1.533cm" svg:x="5.701cm" svg:y="0.467cm">
          <text:p text:style-name="P4"><text:span text:style-name="T9">CILJI </text:span><text:span text:style-name="T9"><text:line-break/></text:span><text:span text:style-name="T9">RAZISKA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39" draw:id="id39" draw:layer="layout" svg:width="5.7cm" svg:height="2.2cm" svg:x="17.2cm" svg:y="1.2cm">
          <text:p text:style-name="P4"><text:span text:style-name="T8">PODATKOVNI</text:span></text:p>
          <text:p text:style-name="P4"><text:span text:style-name="T8">VIRI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7.2cm" svg:y1="2.3cm" svg:x2="14.2cm" svg:y2="1.233cm" draw:start-shape="id39" draw:start-glue-point="3" draw:end-shape="id40" draw:end-glue-point="1" svg:d="M17200 2300h-1500v-1067h-1500" svg:viewBox="0 0 3001 1068">
          <text:p/>
        </draw:connector>
        <draw:frame presentation:style-name="pr6" draw:text-style-name="P19" draw:layer="layout" svg:width="25.199cm" svg:height="13.001cm" svg:x="1.003cm" svg:y="6.201cm" presentation:class="outline" presentation:user-transformed="true">
          <draw:text-box>
            <text:list text:style-name="L4">
              <text:list-item>
                <text:p text:style-name="P14"><text:span text:style-name="T11">Iskanje literature: COBISS/OPAC in Web Of Science</text:span></text:p>
              </text:list-item>
              <text:list-item>
                <text:p text:style-name="P14"><text:span text:style-name="T11">Pridobitev selekcijskih parametrov: rejski programi, CPZ Govedo</text:span></text:p>
              </text:list-item>
              <text:list-item>
                <text:p text:style-name="P14"><text:span text:style-name="T11">Analiza genetskih trendov in parametrov: simulirani rodovniški in genomski podatki</text:span></text:p>
              </text:list-item>
              <text:list-item>
                <text:p text:style-name="P14"><text:span text:style-name="T11">Podatki o rejskih aktivnostih in ceni: letni proračun za selekcijske službe</text:span></text:p>
              </text:list-item>
            </text:list>
          </draw:text-box>
        </draw:fram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3:31.534188230</meta:creation-date>
    <meta:editing-duration>PT26M15S</meta:editing-duration>
    <meta:editing-cycles>6</meta:editing-cycles>
    <meta:generator>LibreOffice/5.1.6.2$Linux_X86_64 LibreOffice_project/10m0$Build-2</meta:generator>
    <dc:date>2018-01-03T15:18:50.996658478</dc:date>
    <meta:document-statistic meta:object-count="204"/>
  </office:meta>
</office:document-meta>
</file>